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771" officeooo:paragraph-rsid="00167771"/>
    </style:style>
    <style:style style:name="P2" style:family="paragraph" style:parent-style-name="Standard">
      <style:text-properties officeooo:rsid="001687ea" officeooo:paragraph-rsid="001687ea"/>
    </style:style>
    <style:style style:name="T1" style:family="text">
      <style:text-properties officeooo:rsid="00168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<text:span text:style-name="T1">Diary,</text:span></text:p>
      <text:p text:style-name="P1"/>
      <text:p text:style-name="P2">Today is the day. This is the culmination of the past three decades of my life.</text:p>
      <text:p text:style-name="P2"/>
      <text:p text:style-name="P2">Three decades ago I discovered that Earth’s orbit was unexpectedly unstable.</text:p>
      <text:p text:style-name="P2">Three decades ago I laid out a plan that would solve that problem.</text:p>
      <text:p text:style-name="P2">Three decades ago… I would begin a monumental project that concludes today.</text:p>
      <text:p text:style-name="P2"/>
      <text:p text:style-name="P2">The only task that remains: evacuate the planet. Everybody has moved everything they can take onto the launch ships. No human will be left on Earth after today.</text:p>
      <text:p text:style-name="P2"/>
      <text:p text:style-name="P2">Right now I am supposed to be inputting the launch codes for those ships. But I have somehow managed to lose most of the notes I had on how the system functions.</text:p>
      <text:p text:style-name="P2"/>
      <text:p text:style-name="P2">I need to find those notes and start inputting those codes. What a frustrating roadblock to encounter this close to the end!</text:p>
      <text:p text:style-name="P2"/>
      <text:p text:style-name="P2">– Professor 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3T00:58:55.050000000</meta:creation-date>
    <dc:date>2021-10-03T01:07:35.664000000</dc:date>
    <meta:editing-duration>PT8M40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9" meta:word-count="138" meta:character-count="766" meta:non-whitespace-character-count="636"/>
  </office:meta>
</office:document-meta>
</file>